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selection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champagne rosé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/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string">
            <text:p>wine_01h0f3cmbmtvmkd6m243g38m9r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Ruinart</text:p>
          </table:table-cell>
          <table:table-cell office:value-type="float" office:value="35.16839">
            <text:p>35.16839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champagne blanc de blanc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/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Ruinart</text:p>
          </table:table-cell>
          <table:table-cell office:value-type="float" office:value="42.044037">
            <text:p>42.04403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189">
            <text:p>189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.0">
            <text:p>2020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190">
            <text:p>190</text:p>
          </table:table-cell>
          <table:table-cell office:value-type="string"/>
          <table:table-cell office:value-type="string">
            <text:p>lugana oasi mantelli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h0r2ppd5v4crsdwkrrep85qc</text:p>
          </table:table-cell>
          <table:table-cell office:value-type="string">
            <text:p>WHITE</text:p>
          </table:table-cell>
          <table:table-cell office:value-type="string">
            <text:p>Oasi Mantellina Lugana</text:p>
          </table:table-cell>
          <table:table-cell office:value-type="string">
            <text:p>Allegrini</text:p>
          </table:table-cell>
          <table:table-cell office:value-type="float" office:value="50.548325">
            <text:p>50.548325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191">
            <text:p>191</text:p>
          </table:table-cell>
          <table:table-cell office:value-type="string"/>
          <table:table-cell office:value-type="string">
            <text:p>incrocio manzoni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.0">
            <text:p>2023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xvsftnykq08qghcp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Loredan Gasparini</text:p>
          </table:table-cell>
          <table:table-cell office:value-type="float" office:value="48.66369">
            <text:p>48.66369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193">
            <text:p>193</text:p>
          </table:table-cell>
          <table:table-cell office:value-type="string"/>
          <table:table-cell office:value-type="string">
            <text:p>bucc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rdzpgyrysf1yma27hj</text:p>
          </table:table-cell>
          <table:table-cell office:value-type="string">
            <text:p>WHITE</text:p>
          </table:table-cell>
          <table:table-cell office:value-type="string">
            <text:p>Bucce Bianco</text:p>
          </table:table-cell>
          <table:table-cell office:value-type="string">
            <text:p>Marco Mosconi</text:p>
          </table:table-cell>
          <table:table-cell office:value-type="float" office:value="45.903522">
            <text:p>45.903522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03">
            <text:p>203</text:p>
          </table:table-cell>
          <table:table-cell office:value-type="string"/>
          <table:table-cell office:value-type="string">
            <text:p>fiano salento igp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f3cmb5j2qpstypqd1ckxfc</text:p>
          </table:table-cell>
          <table:table-cell office:value-type="string">
            <text:p>WHITE</text:p>
          </table:table-cell>
          <table:table-cell office:value-type="string">
            <text:p>Vespino Fiano Salento</text:p>
          </table:table-cell>
          <table:table-cell office:value-type="string">
            <text:p>Vespa</text:p>
          </table:table-cell>
          <table:table-cell office:value-type="float" office:value="39.203403">
            <text:p>39.203403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07">
            <text:p>207</text:p>
          </table:table-cell>
          <table:table-cell office:value-type="string"/>
          <table:table-cell office:value-type="string">
            <text:p>vermentino di sardegna "cala silente"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tjm6m40fkh1xb3pg7nz</text:p>
          </table:table-cell>
          <table:table-cell office:value-type="string">
            <text:p>WHITE</text:p>
          </table:table-cell>
          <table:table-cell office:value-type="string">
            <text:p>Cala Silente Vermentino di Sardegna</text:p>
          </table:table-cell>
          <table:table-cell office:value-type="string">
            <text:p>Santadi</text:p>
          </table:table-cell>
          <table:table-cell office:value-type="float" office:value="48.14486">
            <text:p>48.14486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08">
            <text:p>208</text:p>
          </table:table-cell>
          <table:table-cell office:value-type="string"/>
          <table:table-cell office:value-type="string">
            <text:p>vernaccia extra</text:p>
          </table:table-cell>
          <table:table-cell office:value-type="string">
            <text:p>Produttori riuni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68.0">
            <text:p>196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hwmzmhsthdbx4mezgd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Riunite</text:p>
          </table:table-cell>
          <table:table-cell office:value-type="float" office:value="24.346607">
            <text:p>24.34660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11">
            <text:p>211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12">
            <text:p>212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13">
            <text:p>213</text:p>
          </table:table-cell>
          <table:table-cell office:value-type="string"/>
          <table:table-cell office:value-type="string">
            <text:p>gavi di gavi</text:p>
          </table:table-cell>
          <table:table-cell office:value-type="string">
            <text:p>Nicola Berga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m412xccyqa93738axf</text:p>
          </table:table-cell>
          <table:table-cell office:value-type="string">
            <text:p>WHITE</text:p>
          </table:table-cell>
          <table:table-cell office:value-type="string">
            <text:p>Gavi del Comune di Gavi Rovereto</text:p>
          </table:table-cell>
          <table:table-cell office:value-type="string">
            <text:p>Nicola Bergaglio</text:p>
          </table:table-cell>
          <table:table-cell office:value-type="float" office:value="51.388622">
            <text:p>51.388622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16">
            <text:p>216</text:p>
          </table:table-cell>
          <table:table-cell office:value-type="string"/>
          <table:table-cell office:value-type="string">
            <text:p>verdicchio di jesi superiore massaccio</text:p>
          </table:table-cell>
          <table:table-cell office:value-type="string">
            <text:p>Tenute San Sis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string">
            <text:p>wine_01gzr4ksq1qykwetyb3dj5ystz</text:p>
          </table:table-cell>
          <table:table-cell office:value-type="string">
            <text:p>WHITE</text:p>
          </table:table-cell>
          <table:table-cell office:value-type="string">
            <text:p>Massacio Verdicchio dei Castelli di Jesi Classico Superiore</text:p>
          </table:table-cell>
          <table:table-cell office:value-type="string">
            <text:p>Tenute San Sisto</text:p>
          </table:table-cell>
          <table:table-cell office:value-type="float" office:value="56.572227">
            <text:p>56.57222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80">
            <text:p>280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81">
            <text:p>281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.0">
            <text:p>2015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282">
            <text:p>282</text:p>
          </table:table-cell>
          <table:table-cell office:value-type="string"/>
          <table:table-cell office:value-type="string">
            <text:p>rosso bio versacinto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gzr4kt00c3esv9y0zbcb08ct</text:p>
          </table:table-cell>
          <table:table-cell office:value-type="string">
            <text:p>RED</text:p>
          </table:table-cell>
          <table:table-cell office:value-type="string">
            <text:p>Versacinto Rosso</text:p>
          </table:table-cell>
          <table:table-cell office:value-type="string">
            <text:p>Monteversa</text:p>
          </table:table-cell>
          <table:table-cell office:value-type="float" office:value="46.827522">
            <text:p>46.827522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19">
            <text:p>819</text:p>
          </table:table-cell>
          <table:table-cell office:value-type="string"/>
          <table:table-cell office:value-type="string">
            <text:p>sauternes</text:p>
          </table:table-cell>
          <table:table-cell office:value-type="string">
            <text:p>Chateau d’Yquem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.0">
            <text:p>1990.0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d26n053njzs52q1crp</text:p>
          </table:table-cell>
          <table:table-cell office:value-type="string">
            <text:p>DESSERT</text:p>
          </table:table-cell>
          <table:table-cell office:value-type="string">
            <text:p>Sauternes</text:p>
          </table:table-cell>
          <table:table-cell office:value-type="string">
            <text:p>Château d'Yquem</text:p>
          </table:table-cell>
          <table:table-cell office:value-type="float" office:value="40.112442">
            <text:p>40.112442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20">
            <text:p>820</text:p>
          </table:table-cell>
          <table:table-cell office:value-type="string"/>
          <table:table-cell office:value-type="string">
            <text:p>sussenberg gruner veltriner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.0">
            <text:p>1999.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xrw112p2xyzp422yqa</text:p>
          </table:table-cell>
          <table:table-cell office:value-type="string">
            <text:p>WHITE</text:p>
          </table:table-cell>
          <table:table-cell office:value-type="string">
            <text:p>Sussenberg Grüner Veltliner</text:p>
          </table:table-cell>
          <table:table-cell office:value-type="string">
            <text:p>Nikolaihof</text:p>
          </table:table-cell>
          <table:table-cell office:value-type="float" office:value="45.02675">
            <text:p>45.02675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21">
            <text:p>821</text:p>
          </table:table-cell>
          <table:table-cell office:value-type="string"/>
          <table:table-cell office:value-type="string">
            <text:p>trockenbeerenauslese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.0">
            <text:p>2001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xrsw8fv4jnz39yfssp</text:p>
          </table:table-cell>
          <table:table-cell office:value-type="string">
            <text:p>DESSERT</text:p>
          </table:table-cell>
          <table:table-cell office:value-type="string">
            <text:p>Trockenbeerenauslese</text:p>
          </table:table-cell>
          <table:table-cell office:value-type="string">
            <text:p>Nikolaihof</text:p>
          </table:table-cell>
          <table:table-cell office:value-type="float" office:value="33.791706">
            <text:p>33.791706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24">
            <text:p>824</text:p>
          </table:table-cell>
          <table:table-cell office:value-type="string"/>
          <table:table-cell office:value-type="string">
            <text:p>kerner "praepositus" passito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h0my5rbqghbxfyn67gef4skv</text:p>
          </table:table-cell>
          <table:table-cell office:value-type="string">
            <text:p>DESSERT</text:p>
          </table:table-cell>
          <table:table-cell office:value-type="string">
            <text:p>Praepositus Kerner Passito</text:p>
          </table:table-cell>
          <table:table-cell office:value-type="string">
            <text:p>Abbazia di Novacella (Stiftskellerei Neustift)</text:p>
          </table:table-cell>
          <table:table-cell office:value-type="float" office:value="49.824368">
            <text:p>49.824368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29">
            <text:p>829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Brigald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tqj38q4f41mkzewxjc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Brigaldara</text:p>
          </table:table-cell>
          <table:table-cell office:value-type="float" office:value="42.571457">
            <text:p>42.57145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30">
            <text:p>830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float" office:value="51.374527">
            <text:p>51.374527</text:p>
          </table:table-cell>
        </table:table-row>
        <table:table-row>
          <table:table-cell office:value-type="boolean" office:boolean-value="false" table:style-name="cBool">
            <text:p>FALSE</text:p>
          </table:table-cell>
          <table:table-cell office:value-type="float" office:value="832">
            <text:p>832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Pergole Vece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.0">
            <text:p>2016.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00e5xp4w63xc7c6t5d</text:p>
          </table:table-cell>
          <table:table-cell office:value-type="string">
            <text:p>RED</text:p>
          </table:table-cell>
          <table:table-cell office:value-type="string">
            <text:p>Le Petit Vice Cabernet Sauvignon</text:p>
          </table:table-cell>
          <table:table-cell office:value-type="string">
            <text:p>Vice Versa</text:p>
          </table:table-cell>
          <table:table-cell office:value-type="float" office:value="19.228502">
            <text:p>19.228502</text:p>
          </table:table-cell>
        </table:table-row>
      </table:table>
      <table:table table:name="not-matched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NOT(ISBLANK([.B2]))"/>
          <table:table-cell office:value-type="string"/>
          <table:table-cell office:value-type="float" office:value="192">
            <text:p>192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NOT(ISBLANK([.B3]))"/>
          <table:table-cell office:value-type="string"/>
          <table:table-cell office:value-type="float" office:value="206">
            <text:p>206</text:p>
          </table:table-cell>
          <table:table-cell office:value-type="string"/>
          <table:table-cell office:value-type="string">
            <text:p>capichera bianco igt</text:p>
          </table:table-cell>
          <table:table-cell office:value-type="string">
            <text:p>Capich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.0">
            <text:p>2005.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NOT(ISBLANK([.B4]))"/>
          <table:table-cell office:value-type="string"/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NOT(ISBLANK([.B5]))"/>
          <table:table-cell office:value-type="string"/>
          <table:table-cell office:value-type="float" office:value="828">
            <text:p>828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Traversag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